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FieldProcessorPerThread.abo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cFieldProcessorPerThread.processDocument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4">
            <text:p text:style-name="Table_20_Contents">24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ocFieldProcessorPerThread.DocFieldProcessorPerThread( DocumentsWriterThreadState threadState , DocFieldProcessor docField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cFieldProcessorPerThread.reha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cFieldProcessorPerThread.quickSort( DocFieldProcessorPerField [ ] array , int lo , int h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DocFieldProcessorPerThread.fiel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ocFieldProcessorPerThread.trimFields( SegmentWriteState sta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